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bit.ly/cedar#houseType=http://bit.ly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bit.ly/cedar#houseType=http://bit.ly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bit.ly/cedar#houseType=http://bit.ly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bit.ly/cedar#houseType=http://bit.ly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bit.ly/cedar#residenceStatus=http://bit.ly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bit.ly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0dev</meta:generator>
  </office:meta>
</office:document-meta>
</file>